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4.002cm" table:align="left"/>
    </style:style>
    <style:style style:name="Tabela1.A" style:family="table-column">
      <style:table-column-properties style:column-width="2.08cm"/>
    </style:style>
    <style:style style:name="Tabela1.B" style:family="table-column">
      <style:table-column-properties style:column-width="2.115cm"/>
    </style:style>
    <style:style style:name="Tabela1.C" style:family="table-column">
      <style:table-column-properties style:column-width="5.11cm"/>
    </style:style>
    <style:style style:name="Tabela1.D" style:family="table-column">
      <style:table-column-properties style:column-width="4.69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📊 Relatório Estratégico</text:h>
      <text:h text:style-name="Heading_20_2" text:outline-level="2">Segmentação de Clientes – Campanha Bancária</text:h>
      <text:p text:style-name="Horizontal_20_Line"/>
      <text:h text:style-name="Heading_20_2" text:outline-level="2">1️⃣ Contexto</text:h>
      <text:p text:style-name="Text_20_body">Este projeto tem como objetivo identificar segmentos de clientes com maior probabilidade de conversão em uma campanha de depósito a prazo, utilizando análise exploratória e segmentação progressiva em base pública (Bank Marketing Dataset – Kaggle).</text:p>
      <text:p text:style-name="Text_20_body">A taxa média geral de conversão da base é:</text:p>
      <text:p text:style-name="Quotations"><text:span text:style-name="Strong_20_Emphasis">11,7%</text:span></text:p>
      <text:p text:style-name="Horizontal_20_Line"/>
      <text:h text:style-name="Heading_20_2" text:outline-level="2">2️⃣ Auditoria Inicial</text:h>
      <text:p text:style-name="Text_20_body">Antes da modelagem, foi realizada auditoria mínima da base:</text:p>
      <text:list text:style-name="L1">
        <text:list-item>
          <text:p text:style-name="P1">Não há valores nulos (NaN)</text:p>
        </text:list-item>
        <text:list-item>
          <text:p text:style-name="P1">Variáveis categóricas contêm valores "unknown"</text:p>
        </text:list-item>
        <text:list-item>
          <text:p text:style-name="P1"><text:span text:style-name="Source_20_Text">poutcome</text:span> possui 81% de registros como "unknown"</text:p>
        </text:list-item>
        <text:list-item>
          <text:p text:style-name="P1">A variável <text:span text:style-name="Source_20_Text">duration</text:span> foi excluída da modelagem por representar informação pós-contato (evitando viés)</text:p>
        </text:list-item>
      </text:list>
      <text:p text:style-name="Text_20_body">A base foi considerada estruturalmente íntegra para análise estratégica.</text:p>
      <text:p text:style-name="Horizontal_20_Line"/>
      <text:h text:style-name="Heading_20_2" text:outline-level="2">3️⃣ Metodologia</text:h>
      <text:p text:style-name="Text_20_body">A segmentação foi construída com base em:</text:p>
      <text:list text:style-name="L2">
        <text:list-item>
          <text:p text:style-name="P2">Faixa etária (<text:span text:style-name="Source_20_Text">age_group</text:span>)</text:p>
        </text:list-item>
        <text:list-item>
          <text:p text:style-name="P2">Quartil de saldo (<text:span text:style-name="Source_20_Text">balance_group</text:span>)</text:p>
        </text:list-item>
        <text:list-item>
          <text:p text:style-name="P2">Educação</text:p>
        </text:list-item>
        <text:list-item>
          <text:p text:style-name="P2">Canal de contato (<text:span text:style-name="Source_20_Text">contact</text:span>)</text:p>
        </text:list-item>
        <text:list-item>
          <text:p text:style-name="P2">Taxa de conversão por interseção progressiva</text:p>
        </text:list-item>
      </text:list>
      <text:p text:style-name="Text_20_body">Critérios para definição de ICP:</text:p>
      <text:list text:style-name="L3">
        <text:list-item>
          <text:p text:style-name="P3">Taxa de conversão superior à média geral</text:p>
        </text:list-item>
        <text:list-item>
          <text:p text:style-name="P3">Volume minimamente relevante</text:p>
        </text:list-item>
        <text:list-item>
          <text:p text:style-name="P3"><text:soft-page-break/>Variáveis aplicáveis antes da interação</text:p>
        </text:list-item>
      </text:list>
      <text:p text:style-name="Horizontal_20_Line"/>
      <text:h text:style-name="Heading_20_1" text:outline-level="1">4️⃣ Resultados da Segmentação</text:h>
      <text:p text:style-name="Horizontal_20_Line"/>
      <text:h text:style-name="Heading_20_2" text:outline-level="2">🔥 ICP Premium — Alta Propensão</text:h>
      <text:p text:style-name="Text_20_body"><text:span text:style-name="Strong_20_Emphasis">Critérios:</text:span></text:p>
      <text:list text:style-name="L4">
        <text:list-item>
          <text:p text:style-name="P4">Idade: 56–65 anos</text:p>
        </text:list-item>
        <text:list-item>
          <text:p text:style-name="P4">Saldo: Q4 (quartil superior)</text:p>
        </text:list-item>
        <text:list-item>
          <text:p text:style-name="P4">Educação: Tertiary</text:p>
        </text:list-item>
        <text:list-item>
          <text:p text:style-name="P4">Canal: Cellular</text:p>
        </text:list-item>
      </text:list>
      <text:p text:style-name="Text_20_body"><text:span text:style-name="Strong_20_Emphasis">Resultados:</text:span></text:p>
      <text:list text:style-name="L5">
        <text:list-item>
          <text:p text:style-name="P5">Conversão: <text:span text:style-name="Strong_20_Emphasis">26,6%</text:span></text:p>
        </text:list-item>
        <text:list-item>
          <text:p text:style-name="P5">Volume: 274 clientes (~0,6% da base)</text:p>
        </text:list-item>
        <text:list-item>
          <text:p text:style-name="P5">2,27× superior à média geral</text:p>
        </text:list-item>
      </text:list>
      <text:h text:style-name="Heading_20_3" text:outline-level="3">Interpretação Estratégica</text:h>
      <text:p text:style-name="Text_20_body">Segmento altamente qualificado, com forte capacidade financeira e alta receptividade ao canal móvel.</text:p>
      <text:p text:style-name="Text_20_body">Indicado para:</text:p>
      <text:list text:style-name="L6">
        <text:list-item>
          <text:p text:style-name="P6">Prioridade máxima de contato</text:p>
        </text:list-item>
        <text:list-item>
          <text:p text:style-name="P6">Ofertas personalizadas</text:p>
        </text:list-item>
        <text:list-item>
          <text:p text:style-name="P6">Estratégia diferenciada de relacionamento</text:p>
        </text:list-item>
      </text:list>
      <text:p text:style-name="Horizontal_20_Line"/>
      <text:h text:style-name="Heading_20_2" text:outline-level="2">🚀 ICP Escalável — Alta Eficiência com Volume</text:h>
      <text:p text:style-name="Text_20_body"><text:span text:style-name="Strong_20_Emphasis">Critérios:</text:span></text:p>
      <text:list text:style-name="L7">
        <text:list-item>
          <text:p text:style-name="P7">Idade: 26–35 anos</text:p>
        </text:list-item>
        <text:list-item>
          <text:p text:style-name="P7">Saldo: Q3 ou Q4</text:p>
        </text:list-item>
        <text:list-item>
          <text:p text:style-name="P7">Canal: Cellular</text:p>
        </text:list-item>
      </text:list>
      <text:p text:style-name="Text_20_body"><text:span text:style-name="Strong_20_Emphasis">Resultados:</text:span></text:p>
      <text:list text:style-name="L8">
        <text:list-item>
          <text:p text:style-name="P8">Conversão: <text:span text:style-name="Strong_20_Emphasis">17,8%</text:span></text:p>
        </text:list-item>
        <text:list-item>
          <text:p text:style-name="P8">Volume: 5.196 clientes (~11,5% da base)</text:p>
        </text:list-item>
        <text:list-item>
          <text:p text:style-name="P8"><text:soft-page-break/>1,52× superior à média geral</text:p>
        </text:list-item>
      </text:list>
      <text:h text:style-name="Heading_20_3" text:outline-level="3">Interpretação Estratégica</text:h>
      <text:p text:style-name="Text_20_body">Segmento operacionalmente viável para campanhas em escala, combinando boa taxa de conversão com representatividade significativa.</text:p>
      <text:p text:style-name="Text_20_body">Indicado para:</text:p>
      <text:list text:style-name="L9">
        <text:list-item>
          <text:p text:style-name="P9">Campanhas amplas</text:p>
        </text:list-item>
        <text:list-item>
          <text:p text:style-name="P9">Alocação prioritária de orçamento</text:p>
        </text:list-item>
        <text:list-item>
          <text:p text:style-name="P9">Estratégia padronizada com foco em eficiência</text:p>
        </text:list-item>
      </text:list>
      <text:p text:style-name="Horizontal_20_Line"/>
      <text:h text:style-name="Heading_20_1" text:outline-level="1">5️⃣ Arquitetura de Priorização</text:h>
      <text:p text:style-name="Text_20_body">A análise indica que a estratégia ideal não é um único ICP, mas uma estrutura em camada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Camada</text:p>
            </table:table-cell>
            <table:table-cell table:style-name="Tabela1.A1" office:value-type="string">
              <text:p text:style-name="Table_20_Heading">Conversão</text:p>
            </table:table-cell>
            <table:table-cell table:style-name="Tabela1.A1" office:value-type="string">
              <text:p text:style-name="Table_20_Heading">Perfil</text:p>
            </table:table-cell>
            <table:table-cell table:style-name="Tabela1.A1" office:value-type="string">
              <text:p text:style-name="Table_20_Heading">Estratégia</text:p>
            </table:table-cell>
          </table:table-row>
        </table:table-header-rows>
        <table:table-row>
          <table:table-cell table:style-name="Tabela1.A1" office:value-type="string">
            <text:p text:style-name="Table_20_Contents">Premium</text:p>
          </table:table-cell>
          <table:table-cell table:style-name="Tabela1.A1" office:value-type="string">
            <text:p text:style-name="Table_20_Contents">26,6%</text:p>
          </table:table-cell>
          <table:table-cell table:style-name="Tabela1.A1" office:value-type="string">
            <text:p text:style-name="Table_20_Contents">Alta qualificação</text:p>
          </table:table-cell>
          <table:table-cell table:style-name="Tabela1.A1" office:value-type="string">
            <text:p text:style-name="Table_20_Contents">Atendimento diferenciado</text:p>
          </table:table-cell>
        </table:table-row>
        <table:table-row>
          <table:table-cell table:style-name="Tabela1.A1" office:value-type="string">
            <text:p text:style-name="Table_20_Contents">Escalável</text:p>
          </table:table-cell>
          <table:table-cell table:style-name="Tabela1.A1" office:value-type="string">
            <text:p text:style-name="Table_20_Contents">17,8%</text:p>
          </table:table-cell>
          <table:table-cell table:style-name="Tabela1.A1" office:value-type="string">
            <text:p text:style-name="Table_20_Contents">Jovens com saldo médio-alto</text:p>
          </table:table-cell>
          <table:table-cell table:style-name="Tabela1.A1" office:value-type="string">
            <text:p text:style-name="Table_20_Contents">Campanha em escala</text:p>
          </table:table-cell>
        </table:table-row>
        <table:table-row>
          <table:table-cell table:style-name="Tabela1.A1" office:value-type="string">
            <text:p text:style-name="Table_20_Contents">Base Geral</text:p>
          </table:table-cell>
          <table:table-cell table:style-name="Tabela1.A1" office:value-type="string">
            <text:p text:style-name="Table_20_Contents">11,7%</text:p>
          </table:table-cell>
          <table:table-cell table:style-name="Tabela1.A1" office:value-type="string">
            <text:p text:style-name="Table_20_Contents">Demais clientes</text:p>
          </table:table-cell>
          <table:table-cell table:style-name="Tabela1.A1" office:value-type="string">
            <text:p text:style-name="Table_20_Contents">Abordagem padrão</text:p>
          </table:table-cell>
        </table:table-row>
      </table:table>
      <text:p text:style-name="Text_20_body">Essa arquitetura permite:</text:p>
      <text:list text:style-name="L10">
        <text:list-item>
          <text:p text:style-name="P10">Priorização inteligente</text:p>
        </text:list-item>
        <text:list-item>
          <text:p text:style-name="P10">Otimização de recursos</text:p>
        </text:list-item>
        <text:list-item>
          <text:p text:style-name="P10">Estratégia segmentada de comunicação</text:p>
        </text:list-item>
      </text:list>
      <text:p text:style-name="Horizontal_20_Line"/>
      <text:h text:style-name="Heading_20_1" text:outline-level="1">6️⃣ Limitações</text:h>
      <text:list text:style-name="L11">
        <text:list-item>
          <text:p text:style-name="P11">Dataset público, não representa operação real</text:p>
        </text:list-item>
        <text:list-item>
          <text:p text:style-name="P11">Não considera custo por canal</text:p>
        </text:list-item>
        <text:list-item>
          <text:p text:style-name="P11">Não incorpora modelo preditivo</text:p>
        </text:list-item>
        <text:list-item>
          <text:p text:style-name="P11">Não considera poder de compra regional</text:p>
        </text:list-item>
      </text:list>
      <text:p text:style-name="Horizontal_20_Line"/>
      <text:h text:style-name="Heading_20_1" text:outline-level="1">7️⃣ Conclusão Estratégica</text:h>
      <text:p text:style-name="Text_20_body">A campanha pode aumentar eficiência ao:</text:p>
      <text:list text:style-name="L12">
        <text:list-item>
          <text:p text:style-name="P12">Priorizar o ICP Premium para maximização de taxa.</text:p>
        </text:list-item>
        <text:list-item>
          <text:p text:style-name="P12">Escalar no ICP Escalável para ganho de volume.</text:p>
        </text:list-item>
        <text:list-item>
          <text:p text:style-name="P12"><text:soft-page-break/>Reduzir esforço na base com menor propensão.</text:p>
        </text:list-item>
      </text:list>
      <text:p text:style-name="Text_20_body">O projeto demonstra como análise exploratória estruturada pode evoluir para arquitetura de priorização estratégic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1:45:40.031683033</meta:creation-date>
    <dc:date>2026-02-18T11:46:41.505099012</dc:date>
    <meta:editing-duration>PT1M8S</meta:editing-duration>
    <meta:editing-cycles>1</meta:editing-cycles>
    <meta:document-statistic meta:table-count="1" meta:image-count="0" meta:object-count="0" meta:page-count="4" meta:paragraph-count="89" meta:word-count="447" meta:character-count="2915" meta:non-whitespace-character-count="2596"/>
    <meta:generator>LibreOffice/25.2.2.2$Linux_X86_64 LibreOffice_project/520$Build-2</meta:generator>
  </office:meta>
</office:document-meta>
</file>